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Rose Nerriec</text:p>
      <text:p text:style-name="Normal">BUT SD2 – Groupe A</text:p>
      <text:p text:style-name="Normal">Lien portfolio :<text:s/><text:a xlink:href="https://r25e.github.io/potfolio/index.html" office:target-frame-name="_top" xlink:show="replace"><text:span text:style-name="Lienhypertexte">Mon Portfolio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se Nerriec</meta:initial-creator>
    <dc:creator>Rose Nerriec</dc:creator>
    <meta:creation-date>2025-06-22T17:57:00Z</meta:creation-date>
    <dc:date>2025-06-22T17:57:00Z</dc:date>
    <meta:template xlink:href="Normal" xlink:type="simple"/>
    <meta:editing-cycles>2</meta:editing-cycles>
    <meta:editing-duration>PT60S</meta:editing-duration>
    <meta:document-statistic meta:page-count="1" meta:paragraph-count="1" meta:word-count="18" meta:character-count="120" meta:row-count="1" meta:non-whitespace-character-count="103"/>
  </office:meta>
</office:document-meta>
</file>